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WISDOM'S FRUITS (9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WISDOM'S FRUITS (9:1-12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palace (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provisions (9:2, 5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Its plea (9:3-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Its platform (9:10): "Fear of the LORD is the beginning of wisdom."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Its promises (9:7-9, 11-12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<text:s text:c="1"/>Its promises (9:7-9, 11-12)<text:s text:c="1"/></text:span><text:span text:style-name="a466" text:class-names=""/></text:p>
          </draw:text-box>
          <svg:title/>
          <svg:desc/>
        </draw:frame>
        <draw:frame draw:id="id88" presentation:style-name="a481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<text:s text:c="1"/>The effects of rebuking the wise (9:7-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 effects of teaching the wise (9:9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<text:s text:c="1"/>The benefits of gained wisdom (9:11-1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4" draw:style-name="a482" draw:master-page-name="Master1-Layout12-tx-Title-and-Text" presentation:presentation-page-layout-name="Master1-PPL12" draw:id="Slide-259">
        <draw:frame draw:id="id89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<text:s text:c="1"/>WISDOM'S FRUITS (9:1-12)<text:s text:c="1"/></text:span><text:span text:style-name="a484" text:class-names=""/></text:p>
          </draw:text-box>
          <svg:title/>
          <svg:desc/>
        </draw:frame>
        <draw:frame draw:id="id90" presentation:style-name="a505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<text:s text:c="1"/>Its palace (9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Its provisions (9:2, 5-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ts plea (9:3-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Its platform (9:10): "Fear of the LORD is the beginning of wisdom."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s promises (9:7-9, 11-12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5" draw:style-name="a506" draw:master-page-name="Master1-Layout12-tx-Title-and-Text" presentation:presentation-page-layout-name="Master1-PPL12" draw:id="Slide-260">
        <draw:frame draw:id="id91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ROVERBS 9</text:span><text:span text:style-name="a508" text:class-names=""/></text:p>
          </draw:text-box>
          <svg:title/>
          <svg:desc/>
        </draw:frame>
        <draw:frame draw:id="id92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WISDOM'S FRUITS (9:1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WHOREDOM'S FOLLY (9:13-18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6" draw:style-name="a521" draw:master-page-name="Master1-Layout12-tx-Title-and-Text" presentation:presentation-page-layout-name="Master1-PPL12" draw:id="Slide-261">
        <draw:frame draw:id="id93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WHOREDOM'S FOLLY (9:13-18):<text:s text:c="1"/></text:span><text:span text:style-name="a523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What sexual immorality promises (9:13-1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What sexual immorality produces (9:1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PROVERBS 9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WISDOM'S FRUITS (9:1-12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WHOREDOM'S FOLLY (9:13-18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9</dc:title>
    <meta:initial-creator>David STRICKLAND</meta:initial-creator>
    <dc:creator>David STRICKLAND</dc:creator>
    <meta:creation-date>2020-02-23T23:17:34Z</meta:creation-date>
    <dc:date>2020-02-23T23:17:34Z</dc:date>
    <meta:template xlink:href="BibleStudy" xlink:type="simple"/>
    <meta:editing-cycles>1</meta:editing-cycles>
    <meta:editing-duration>PT0S</meta:editing-duration>
    <meta:document-statistic meta:paragraph-count="27" meta:word-count="197"/>
  </office:meta>
</office:document-meta>
</file>